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DejaVu Sans Mono1" fo:font-size="16pt" style:font-size-asian="16pt" style:font-size-complex="16pt"/>
    </style:style>
    <style:style style:name="T2" style:family="text">
      <style:text-properties style:font-name="DejaVu Sans Mono1"/>
    </style:style>
    <style:style style:name="T3" style:family="text">
      <style:text-properties style:font-name="Liberation Sans2"/>
    </style:style>
    <style:style style:name="T4" style:family="text">
      <style:text-properties style:font-name="DejaVu Sans Mono1" fo:font-size="28pt" style:font-size-asian="28pt" style:font-size-complex="28pt"/>
    </style:style>
    <style:style style:name="T5" style:family="text">
      <style:text-properties style:font-name="DejaVu Sans Mono1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01. Basics</text:p>
            <text:p/>
            <text:p/>
            <text:p/>
            <text:p/>
            <text:p>Version: 0.0.5, Date: 2016-10-24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Bare Minimum</text:p>
              </text:list-item>
              <text:list-item>
                <text:p>Blink</text:p>
                <text:list>
                  <text:list-item>
                    <text:p>Assignment</text:p>
                  </text:list-item>
                  <text:list-item>
                    <text:p>On Off</text:p>
                  </text:list-item>
                  <text:list-item>
                    <text:p>Set Clear</text:p>
                  </text:list-item>
                  <text:list-item>
                    <text:p>Toggle</text:p>
                  </text:list-item>
                  <text:list-item>
                    <text:p>RTT Delay</text:p>
                  </text:list-item>
                  <text:list-item>
                    <text:p>Watchdog Delay</text:p>
                  </text:list-item>
                </text:list>
              </text:list-item>
              <text:list-item>
                <text:p>Digital Read Serial</text:p>
              </text:list-item>
              <text:list-item>
                <text:p>Fade</text:p>
              </text:list-item>
              <text:list-item>
                <text:p>Analog Read Serial</text:p>
              </text:list-item>
              <text:list-item>
                <text:p>Voltage Read Seri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re Minimum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re Minimum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tentionally left blank? </text:p>
              </text:list-item>
              <text:list-item>
                <text:p>Something must be missing?</text:p>
              </text:list-item>
              <text:list-item>
                <text:p>Cosa has default <text:span text:style-name="T2">setup()</text:span> and <text:span text:style-name="T2">loop()</text:span> functions. </text:p>
              </text:list-item>
              <text:list-item>
                <text:p>The sketch can skip one (or both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write(1); <text:s text:c="22"/>// Turn LED on and off</text:span></text:p>
            <text:p text:style-name="P2"><text:span text:style-name="T1"><text:s text:c="2"/></text:span><text:span text:style-name="T1">delay(1000); <text:s text:c="23"/>// With one second delay</text:span></text:p>
            <text:p text:style-name="P2"><text:span text:style-name="T1"><text:s text:c="2"/></text:span><text:span text:style-name="T1">led.write(0);</text:span></text:p>
            <text:p text:style-name="P2"><text:span text:style-name="T1"><text:s text:c="2"/></text:span><text:span text:style-name="T1">delay(1000);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ink Note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Explicit include of components used in the sketch.</text:p>
              </text:list-item>
              <text:list-item>
                <text:p>Pins are symbols e.g. <text:span text:style-name="T2">Board::LED</text:span>.</text:p>
              </text:list-item>
              <text:list-item>
                <text:p><text:span text:style-name="T3">The </text:span><text:span text:style-name="T2">setup()</text:span><text:span text:style-name="T3"> not needed. </text:span></text:p>
              </text:list-item>
              <text:list-item>
                <text:p><text:span text:style-name="T3">Pin i</text:span>nitiated by the construct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. Blink Note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The <text:span text:style-name="T2">OutputPin</text:span> class allows several methods of setting the pin:</text:p>
                <text:list>
                  <text:list-item>
                    <text:p><text:span text:style-name="T4">Pin.write(</text:span><text:span text:style-name="T5">value</text:span><text:span text:style-name="T4">)</text:span></text:p>
                  </text:list-item>
                  <text:list-item>
                    <text:p><text:span text:style-name="T4">Pin = </text:span><text:span text:style-name="T5">value</text:span></text:p>
                  </text:list-item>
                  <text:list-item>
                    <text:p><text:span text:style-name="T4">Pin.on(), Pin.off()</text:span></text:p>
                  </text:list-item>
                  <text:list-item>
                    <text:p><text:span text:style-name="T4">Pin.set(), Pin.clear()</text:span></text:p>
                  </text:list-item>
                  <text:list-item>
                    <text:p><text:span text:style-name="T4">Pin.high(), Pin.low()</text:span></text:p>
                  </text:list-item>
                  <text:list-item>
                    <text:p><text:span text:style-name="T4">Pin.toggle()</text:span></text:p>
                  </text:list-item>
                </text:list>
              </text:list-item>
              <text:list-item>
                <text:p><text:span text:style-name="T4">Select according to sketch/pin usage. </text:span></text:p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Assignment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 = 1; <text:s text:c="27"/>// Turn LED on and off</text:span></text:p>
            <text:p text:style-name="P2"><text:span text:style-name="T1"><text:s text:c="2"/></text:span><text:span text:style-name="T1">delay(1000); <text:s text:c="23"/>// With one second delay</text:span></text:p>
            <text:p text:style-name="P2"><text:span text:style-name="T1"><text:s text:c="2"/></text:span><text:span text:style-name="T1">led = 0;</text:span></text:p>
            <text:p text:style-name="P2"><text:span text:style-name="T1"><text:s text:c="2"/></text:span><text:span text:style-name="T1">delay(1000);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On Off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 and off</text:span></text:p>
            <text:p text:style-name="P2"><text:span text:style-name="T1"><text:s text:c="2"/></text:span><text:span text:style-name="T1">delay(1000); <text:s text:c="23"/>// With one second delay</text:span></text:p>
            <text:p text:style-name="P2"><text:span text:style-name="T1"><text:s text:c="2"/></text:span><text:span text:style-name="T1">led.off();</text:span></text:p>
            <text:p text:style-name="P2"><text:span text:style-name="T1"><text:s text:c="2"/></text:span><text:span text:style-name="T1">delay(1000);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Set Clear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set(); <text:s text:c="25"/>// Turn LED on and off</text:span></text:p>
            <text:p text:style-name="P2"><text:span text:style-name="T1"><text:s text:c="2"/></text:span><text:span text:style-name="T1">delay(1000); <text:s text:c="23"/>// With one second delay</text:span></text:p>
            <text:p text:style-name="P2"><text:span text:style-name="T1"><text:s text:c="2"/></text:span><text:span text:style-name="T1">led.clear();</text:span></text:p>
            <text:p text:style-name="P2"><text:span text:style-name="T1"><text:s text:c="2"/></text:span><text:span text:style-name="T1">delay(1000);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Toggle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toggle(); <text:s text:c="22"/>// Change LED state </text:span></text:p>
            <text:p text:style-name="P2"><text:span text:style-name="T1"><text:s text:c="2"/></text:span><text:span text:style-name="T1">delay(1000); <text:s text:c="23"/>// Every second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 delay()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The default <text:span text:style-name="T2">delay()</text:span> is implemented with <text:span text:style-name="T6">busy-wait</text:span>. More efficient is to use the Real-Time Timer (<text:span text:style-name="T2">RTT</text:span>) or the <text:span text:style-name="T2">Watchdog</text:span>.</text:p>
              </text:list-item>
              <text:list-item>
                <text:p>The <text:span text:style-name="T2">RTT</text:span> gives a hardware timer based clock with one milli-second tick. It also implements <text:span text:style-name="T2">micros()</text:span> and <text:span text:style-name="T2">millis()</text:span>, and allows low-power mode (Timer2).</text:p>
              </text:list-item>
              <text:list-item>
                <text:p>The <text:span text:style-name="T2">Watchdog</text:span> gives additional low-power but is less accurate and has a max resolution of 16 ms per tick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RTT Delay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s</text:span></text:p>
            <text:p text:style-name="P2"><text:span text:style-name="T1">#include “Cosa/RTT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 <text:s text:c="22"/>// Start Real-Time Timer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<text:s text:c="2"/></text:span><text:span text:style-name="T1">led.off(); <text:s text:c="25"/>// Turn LED off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Watchdog Delay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 <text:s text:c="9"/>// Explicit include header files</text:span></text:p>
            <text:p text:style-name="P2"><text:span text:style-name="T1">#include “Cosa/Watchdog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Watchdog::begin(); <text:s text:c="17"/>// Start Watchdog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<text:s text:c="2"/></text:span><text:span text:style-name="T1">led.off(); <text:s text:c="25"/>// Turn LED off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gital Read Serial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InputPin.hh” <text:s text:c="10"/>// Explicit include header files</text:span></text:p>
            <text:p text:style-name="P2"><text:span text:style-name="T1">#include “Cosa/IOStream.hh”</text:span></text:p>
            <text:p text:style-name="P2"><text:span text:style-name="T1">#include “Cosa/UART.hh”</text:span></text:p>
            <text:p text:style-name="P2"><text:span text:style-name="T1"/></text:p>
            <text:p text:style-name="P2"><text:span text:style-name="T1">InputPin button(Board::D2); <text:s text:c="10"/>// Input Pin Instance for D2</text:span></text:p>
            <text:p text:style-name="P2"><text:span text:style-name="T1">IOStream ios(&amp;uart); <text:s text:c="17"/>// IOStream Instance bound to UART</text:span></text:p>
            <text:p text:style-name="P2"><text:span text:style-name="T1"/></text:p>
            <text:p text:style-name="P2"><text:span text:style-name="T1">void setup() </text:span></text:p>
            <text:p text:style-name="P2"><text:span text:style-name="T1">{</text:span></text:p>
            <text:p text:style-name="P2"><text:span text:style-name="T1"><text:s text:c="2"/></text:span><text:span text:style-name="T1">uart.begin(9600); <text:s text:c="18"/>// Start UART and use 9600 baud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ios &lt;&lt; button &lt;&lt; endl; <text:s text:c="13"/>// Print digital pin reading</text:span></text:p>
            <text:p text:style-name="P2"><text:span text:style-name="T1"><text:s text:c="2"/></text:span><text:span text:style-name="T1">delay(100); <text:s text:c="24"/>// every 1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gital Read Serial Not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Component initialization in <text:span text:style-name="T2">setup()</text:span><text:span text:style-name="T7"> </text:span><text:span text:style-name="T3">i.e. t</text:span>he <text:span text:style-name="T2">uart</text:span><text:span text:style-name="T7"> </text:span>is initiated to 9600 baudrate and default format (<text:span text:style-name="T2">8-N-2</text:span>).</text:p>
              </text:list-item>
              <text:list-item>
                <text:p><text:span text:style-name="T2">IOStream</text:span> instance <text:span text:style-name="T2">ios</text:span> delegates to UART which implements the <text:span text:style-name="T2">IOStream::Device</text:span> interface.</text:p>
              </text:list-item>
              <text:list-item>
                <text:p><text:span text:style-name="T2">IOStream</text:span> print with <text:span text:style-name="T2">operator&lt;&lt;</text:span> and <text:span text:style-name="T2">endl</text:span>.</text:p>
              </text:list-item>
              <text:list-item>
                <text:p>The Pin value is read when the identifier is used in an expression (<text:span text:style-name="T6">value-of-pin</text:span>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. Digital Read Serial Notes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The <text:span text:style-name="T2">InputPin</text:span> class allows several methods of accessing the pin:</text:p>
                <text:list>
                  <text:list-item>
                    <text:p><text:span text:style-name="T5">value = </text:span><text:span text:style-name="T4">Pin.read()</text:span></text:p>
                  </text:list-item>
                  <text:list-item>
                    <text:p><text:span text:style-name="T5">value = </text:span><text:span text:style-name="T4">Pin</text:span></text:p>
                  </text:list-item>
                  <text:list-item>
                    <text:p><text:span text:style-name="T4">if (Pin) .., while (Pin) ... </text:span></text:p>
                  </text:list-item>
                  <text:list-item>
                    <text:p><text:span text:style-name="T4">Pin.is_on(), Pin.is_off()</text:span></text:p>
                  </text:list-item>
                  <text:list-item>
                    <text:p><text:span text:style-name="T4">Pin.is_set(), Pin.is_clear()</text:span></text:p>
                  </text:list-item>
                  <text:list-item>
                    <text:p><text:span text:style-name="T4">Pin.is_high(), Pin.is_low()</text:span></text:p>
                  </text:list-item>
                </text:list>
              </text:list-item>
              <text:list-item>
                <text:p><text:span text:style-name="T4">Select according to sketch/pin usage.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de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PWMPin.hh" <text:s text:c="12"/>// Explicit include header file</text:span></text:p>
            <text:p text:style-name="P2"><text:span text:style-name="T1"/></text:p>
            <text:p text:style-name="P2"><text:span text:style-name="T1">PWMPin led(Board::PWM3); <text:s text:c="13"/>// PWM Pin Instance on PWM3/D9</text:span></text:p>
            <text:p text:style-name="P2"><text:span text:style-name="T1">int brightness = 0; <text:s text:c="18"/>// Current brightness level</text:span></text:p>
            <text:p text:style-name="P2"><text:span text:style-name="T1">int fadeAmount = 5; <text:s text:c="18"/>// Brightness adjust amount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led.begin(); <text:s text:c="23"/>// Start the PWM pin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led = brightness;</text:span></text:p>
            <text:p text:style-name="P2"><text:span text:style-name="T1"><text:s text:c="2"/></text:span><text:span text:style-name="T1">brightness += fadeAmount;</text:span></text:p>
            <text:p text:style-name="P2"><text:span text:style-name="T1"><text:s text:c="2"/></text:span><text:span text:style-name="T1">if (brightness &lt;= 0 || brightness &gt;= 255)</text:span></text:p>
            <text:p text:style-name="P2"><text:span text:style-name="T1"><text:s text:c="4"/></text:span><text:span text:style-name="T1">fadeAmount = -fadeAmount;</text:span></text:p>
            <text:p text:style-name="P2"><text:span text:style-name="T1"><text:s text:c="2"/></text:span><text:span text:style-name="T1">delay(10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alog Read Serial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AnalogPin.hh” <text:s text:c="9"/>// Explicit include header files</text:span></text:p>
            <text:p text:style-name="P2"><text:span text:style-name="T1">#include “Cosa/IOStream.hh”</text:span></text:p>
            <text:p text:style-name="P2"><text:span text:style-name="T1">#include “Cosa/UART.hh”</text:span></text:p>
            <text:p text:style-name="P2"><text:span text:style-name="T1"/></text:p>
            <text:p text:style-name="P2"><text:span text:style-name="T1">AnalogPin sensor(Board::A0); <text:s text:c="9"/>// Analog Pin Instance for A0</text:span></text:p>
            <text:p text:style-name="P2"><text:span text:style-name="T1">IOStream ios(&amp;uart); <text:s text:c="17"/>// IOStream Instance bound to UART</text:span></text:p>
            <text:p text:style-name="P2"><text:span text:style-name="T1"/></text:p>
            <text:p text:style-name="P2"><text:span text:style-name="T1">void setup() </text:span></text:p>
            <text:p text:style-name="P2"><text:span text:style-name="T1">{</text:span></text:p>
            <text:p text:style-name="P2"><text:span text:style-name="T1"><text:s text:c="2"/></text:span><text:span text:style-name="T1">uart.begin(9600); <text:s text:c="18"/>// Start UART and use 9600 baud</text:span></text:p>
            <text:p text:style-name="P2"><text:span text:style-name="T1"><text:s text:c="2"/></text:span><text:span text:style-name="T1">AnalogPin::powerup(); <text:s text:c="14"/>// Start ADC module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ios &lt;&lt; sensor &lt;&lt; endl; <text:s text:c="13"/>// Print analog pin reading</text:span></text:p>
            <text:p text:style-name="P2"><text:span text:style-name="T1"><text:s text:c="2"/></text:span><text:span text:style-name="T1">delay(100); <text:s text:c="24"/>// Every 1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Read Serial Not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The ADC hardware module is not automatically started by Cosa. </text:p>
              </text:list-item>
              <text:list-item>
                <text:p>A sketch that used <text:span text:style-name="T2">AnalogPin</text:span> needs to powerup ADC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oltage Read Serial</text:p>
          </draw:text-box>
        </draw:frame>
        <draw:frame presentation:style-name="pr4" draw:text-style-name="P3" draw:layer="layout" svg:width="25.199cm" svg:height="14.898cm" svg:x="1.4cm" svg:y="4.914cm" presentation:class="outline" presentation:user-transformed="true">
          <draw:text-box>
            <text:p text:style-name="P2"><text:span text:style-name="T1">#include “Cosa/AnalogPin.hh” <text:s text:c="9"/>// Explicit include header files</text:span></text:p>
            <text:p text:style-name="P2"><text:span text:style-name="T1">#include “Cosa/IOStream.hh”</text:span></text:p>
            <text:p text:style-name="P2"><text:span text:style-name="T1">#include “Cosa/UART.hh”</text:span></text:p>
            <text:p text:style-name="P2"><text:span text:style-name="T1"/></text:p>
            <text:p text:style-name="P2"><text:span text:style-name="T1">AnalogPin sensor(Board::A0); <text:s text:c="9"/>// Analog Pin Instance for A0</text:span></text:p>
            <text:p text:style-name="P2"><text:span text:style-name="T1">IOStream ios(&amp;uart); <text:s text:c="17"/>// IOStream Instance bound to UART</text:span></text:p>
            <text:p text:style-name="P2"><text:span text:style-name="T1"/></text:p>
            <text:p text:style-name="P2"><text:span text:style-name="T1">void setup() </text:span></text:p>
            <text:p text:style-name="P2"><text:span text:style-name="T1">{</text:span></text:p>
            <text:p text:style-name="P2"><text:span text:style-name="T1"><text:s text:c="2"/></text:span><text:span text:style-name="T1">uart.begin(9600); <text:s text:c="18"/>// Start UART and use 9600 baud</text:span></text:p>
            <text:p text:style-name="P2"><text:span text:style-name="T1"><text:s text:c="2"/></text:span><text:span text:style-name="T1">AnalogPin::powerup(); <text:s text:c="14"/>// Start ADC module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text:s text:c="26"/>// Convert to voltage and print</text:span></text:p>
            <text:p text:style-name="P2"><text:span text:style-name="T1">{</text:span></text:p>
            <text:p text:style-name="P2"><text:span text:style-name="T1"><text:s text:c="2"/></text:span><text:span text:style-name="T1">float voltage = sensor * (5.0 / 1023.0);</text:span></text:p>
            <text:p text:style-name="P2"><text:span text:style-name="T1"><text:s text:c="2"/></text:span><text:span text:style-name="T1">ios &lt;&lt; voltage &lt;&lt; endl;</text:span></text:p>
            <text:p text:style-name="P2"><text:span text:style-name="T1"><text:s text:c="2"/></text:span><text:span text:style-name="T1">delay(100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cense: LGPL-2.1</text:p>
          </draw:text-box>
        </draw:frame>
        <draw:frame presentation:style-name="pr4" draw:layer="layout" svg:width="25.199cm" svg:height="12.178cm" svg:x="1.4cm" svg:y="4.914cm" presentation:class="outline">
          <draw:text-box>
            <text:p text:style-name="P5">Copyright (C) 2016, Mikael Patel</text:p>
            <text:p/>
            <text:p>This library is free software; you can redistribute it and/or modify it under the terms of the GNU Lesser General Public License as published by the Free Software Foundation; either version 2.1 of the License, or (at your option) any later version.</text:p>
            <text:p/>
            <text:p>This library is distributed in the hope that it will be useful, but WITHOUT ANY WARRANTY; without even the implied warranty of MERCHANTABILITY or FITNESS FOR A PARTICULAR PURPOSE. <text:s/>See the GNU Lesser General Public License for more details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4T00:53:04.415378994</dc:date>
    <meta:editing-duration>PT1H3M23S</meta:editing-duration>
    <meta:editing-cycles>18</meta:editing-cycles>
    <meta:generator>LibreOffice/5.1.4.2$Linux_x86 LibreOffice_project/10m0$Build-2</meta:generator>
    <meta:document-statistic meta:object-count="109"/>
  </office:meta>
</office:document-meta>
</file>